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036cm" fo:min-width="3.81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c2e0ae" draw:textarea-horizontal-align="justify" draw:textarea-vertical-align="top" draw:auto-grow-height="false" fo:min-height="5.084cm" fo:min-width="10.168cm" fo:wrap-option="wrap"/>
    </style:style>
    <style:style style:name="gr4" style:family="graphic" style:parent-style-name="standard">
      <style:graphic-properties draw:fill-color="#ffe5ca" draw:textarea-horizontal-align="justify" draw:textarea-vertical-align="top" draw:auto-grow-height="false" fo:min-height="11.434cm" fo:min-width="10.168cm" fo:wrap-option="wrap"/>
    </style:style>
    <style:style style:name="gr5" style:family="graphic" style:parent-style-name="standard">
      <style:graphic-properties draw:fill-color="#c2e0ae" draw:textarea-horizontal-align="justify" draw:textarea-vertical-align="top" draw:auto-grow-height="false" fo:min-height="9.148cm" fo:min-width="10.168cm" fo:wrap-option="wrap"/>
    </style:style>
    <style:style style:name="gr6" style:family="graphic" style:parent-style-name="standard">
      <style:graphic-properties draw:stroke="none" draw:fill="none" fo:min-height="5.674cm"/>
    </style:style>
    <style:style style:name="gr7" style:family="graphic" style:parent-style-name="standard">
      <style:graphic-properties draw:stroke="none" draw:fill="none" fo:min-height="4.979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justify">
        <style:tab-stops/>
      </style:paragraph-properties>
    </style:style>
    <style:style style:name="P4" style:family="paragraph">
      <loext:graphic-properties draw:fill-color="#c2e0ae"/>
      <style:paragraph-properties fo:text-align="justify">
        <style:tab-stops/>
      </style:paragraph-properties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loext:graphic-properties draw:fill-color="#ffe5ca"/>
      <style:paragraph-properties fo:text-align="justify">
        <style:tab-stops/>
      </style:paragraph-properties>
    </style:style>
    <style:style style:name="P7" style:family="paragraph">
      <style:paragraph-properties fo:text-align="justify">
        <style:tab-stops/>
      </style:paragraph-properties>
      <style:text-properties fo:font-size="16pt" style:font-size-asian="16pt" style:font-size-complex="16pt"/>
    </style:style>
    <style:style style:name="P8" style:family="paragraph">
      <loext:graphic-properties draw:fill-color="#c2e0ae"/>
      <style:paragraph-properties fo:text-align="justify">
        <style:tab-stops/>
      </style:paragraph-properties>
      <style:text-properties fo:font-size="16pt" style:font-size-asian="16pt" style:font-size-complex="16pt"/>
    </style:style>
    <style:style style:name="P9" style:family="paragraph">
      <style:text-properties fo:font-size="14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3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ain Menu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in Menu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custom-shape draw:style-name="gr1" draw:text-style-name="P2" draw:layer="layout" svg:width="4.318cm" svg:height="2.286cm" svg:x="2.286cm" svg:y="4.572cm">
          <office:event-listeners>
            <presentation:event-listener script:event-name="dom:click" presentation:action="show" xlink:href="#Edit Setup" xlink:type="simple" xlink:show="embed" xlink:actuate="onRequest"/>
          </office:event-listeners>
          <text:p text:style-name="P2">Edit Setu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18cm" svg:height="2.286cm" svg:x="2.286cm" svg:y="7.366cm">
          <office:event-listeners>
            <presentation:event-listener script:event-name="dom:click" presentation:action="show" xlink:href="#Enter Transaction" xlink:type="simple" xlink:show="embed" xlink:actuate="onRequest"/>
          </office:event-listeners>
          <text:p text:style-name="P2">Enter Transac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dit Setup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dit Setup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custom-shape draw:style-name="gr1" draw:text-style-name="P2" draw:layer="layout" svg:width="4.318cm" svg:height="2.286cm" svg:x="2.286cm" svg:y="4.572cm">
          <office:event-listeners>
            <presentation:event-listener script:event-name="dom:click" presentation:action="show" xlink:href="#Categories Entry Form" xlink:type="simple" xlink:show="embed" xlink:actuate="onRequest"/>
          </office:event-listeners>
          <text:p text:style-name="P2">Categorie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18cm" svg:height="2.286cm" svg:x="16.764cm" svg:y="4.826cm">
          <office:event-listeners>
            <presentation:event-listener script:event-name="dom:click" presentation:action="show" xlink:href="#Edit Living Expense Cap" xlink:type="simple" xlink:show="embed" xlink:actuate="onRequest"/>
          </office:event-listeners>
          <text:p text:style-name="P2">Living Expenses Ca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18cm" svg:height="2.286cm" svg:x="2.286cm" svg:y="10.668cm">
          <office:event-listeners>
            <presentation:event-listener script:event-name="dom:click" presentation:action="show" xlink:href="#Savings Subaccounts Entry Form" xlink:type="simple" xlink:show="embed" xlink:actuate="onRequest"/>
          </office:event-listeners>
          <text:p text:style-name="P2">Savings Subaccount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18cm" svg:height="2.286cm" svg:x="2.286cm" svg:y="7.62cm">
          <office:event-listeners>
            <presentation:event-listener script:event-name="dom:click" presentation:action="show" xlink:href="#Budget Entry Form" xlink:type="simple" xlink:show="embed" xlink:actuate="onRequest"/>
          </office:event-listeners>
          <text:p text:style-name="P2">Budge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18cm" svg:height="2.286cm" svg:x="0cm" svg:y="0cm">
          <office:event-listeners>
            <presentation:event-listener script:event-name="dom:click" presentation:action="show" xlink:href="#Main Menu" xlink:type="simple" xlink:show="embed" xlink:actuate="onRequest"/>
          </office:event-listeners>
          <text:p text:style-name="P2">Main Menu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dit Living Expense Cap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dit Living Expense Ca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nter a number for desired cap for CFP Savings + Checking:</text:p>
              </text:list-item>
            </text:list>
          </draw:text-box>
        </draw:frame>
        <draw:custom-shape draw:style-name="gr1" draw:text-style-name="P2" draw:layer="layout" svg:width="4.318cm" svg:height="2.286cm" svg:x="0cm" svg:y="0cm">
          <office:event-listeners>
            <presentation:event-listener script:event-name="dom:click" presentation:action="show" xlink:href="#Edit Setup" xlink:type="simple" xlink:show="embed" xlink:actuate="onRequest"/>
          </office:event-listeners>
          <text:p text:style-name="P2">Edit Setu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nter Transaction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nter Transaction</text:p>
          </draw:text-box>
        </draw:frame>
        <draw:frame presentation:style-name="pr4" draw:layer="layout" svg:width="14.661cm" svg:height="9.134cm" svg:x="11.938cm" svg:y="3.685cm" presentation:class="outline" presentation:user-transformed="true">
          <draw:text-box>
            <text:list text:style-name="L3">
              <text:list-item>
                <text:p>Shows latest transactions in processed database.</text:p>
              </text:list-item>
              <text:list-item>
                <text:p>Need to choose an asset to use. (or debt)</text:p>
              </text:list-item>
              <text:list-item>
                <text:p>Choose other account: Expense or Income (or asset for allocation)</text:p>
              </text:list-item>
            </text:list>
          </draw:text-box>
        </draw:frame>
        <draw:custom-shape draw:style-name="gr3" draw:text-style-name="P4" draw:layer="layout" svg:width="10.668cm" svg:height="5.334cm" svg:x="0.762cm" svg:y="3.048cm">
          <text:p text:style-name="P3"><text:span text:style-name="T1">Process Database</text:span></text:p>
          <text:p text:style-name="P3"><text:span text:style-name="T1"/></text:p>
          <text:p text:style-name="P3"><text:span text:style-name="T2">Apply active filters and sorts to generate new database. Cache this for faster processing.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18cm" svg:height="2.286cm" svg:x="0cm" svg:y="0cm">
          <office:event-listeners>
            <presentation:event-listener script:event-name="dom:click" presentation:action="show" xlink:href="#Main Menu" xlink:type="simple" xlink:show="embed" xlink:actuate="onRequest"/>
          </office:event-listeners>
          <text:p text:style-name="P2">Main Menu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ORM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tegories Entry Form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ategories Entry Form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custom-shape draw:style-name="gr4" draw:text-style-name="P6" draw:layer="layout" svg:width="10.668cm" svg:height="11.684cm" svg:x="14.986cm" svg:y="3.048cm">
          <text:p text:style-name="P3"><text:span text:style-name="T1">Entry Form Template</text:span></text:p>
          <text:p text:style-name="P3"/>
          <text:p text:style-name="P3">TAB, RIGHT: Next</text:p>
          <text:p text:style-name="P3"/>
          <text:p text:style-name="P3">SHIFT-TAB, LEFT: Previous</text:p>
          <text:p text:style-name="P3"/>
          <text:p text:style-name="P3">ENTER: Done</text:p>
          <text:p text:style-name="P3"/>
          <text:p text:style-name="P3">[A-z]|[0-9]: Enter data in current field, or choose matching from dropdown.</text:p>
          <text:p text:style-name="P3"/>
          <text:p text:style-name="P5">UP/DOWN: Move to lower field, or Move through dropdown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18cm" svg:height="2.286cm" svg:x="0cm" svg:y="0cm">
          <office:event-listeners>
            <presentation:event-listener script:event-name="dom:click" presentation:action="show" xlink:href="#Edit Setup" xlink:type="simple" xlink:show="embed" xlink:actuate="onRequest"/>
          </office:event-listeners>
          <text:p text:style-name="P2">Edit Setup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0.668cm" svg:height="9.398cm" svg:x="2.032cm" svg:y="3.048cm">
          <text:p text:style-name="P7"><text:span text:style-name="T3">Options:</text:span></text:p>
          <text:p text:style-name="P7"><text:span text:style-name="T3"/></text:p>
          <text:p text:style-name="P7"><text:span text:style-name="T4">`UP/DOWN` moves cursor up/down</text:span></text:p>
          <text:p text:style-name="P7"><text:span text:style-name="T4"/></text:p>
          <text:p text:style-name="P7"><text:span text:style-name="T4">`[0-100] ENTER` moves the cursor to position #</text:span></text:p>
          <text:p text:style-name="P7"><text:span text:style-name="T4"/></text:p>
          <text:p text:style-name="P7"><text:span text:style-name="T4">`New` Enters appropriate </text:span><text:span text:style-name="T3">Entry Form</text:span></text:p>
          <text:p text:style-name="P7"><text:span text:style-name="T4"/></text:p>
          <text:p text:style-name="P7"><text:span text:style-name="T4">`Edit` Enters appropriate </text:span><text:span text:style-name="T3">Entry Form</text:span><text:span text:style-name="T4">. Prefills form with current data.</text:span></text:p>
          <text:p text:style-name="P7"><text:span text:style-name="T4"/></text:p>
          <text:p text:style-name="P7"><text:span text:style-name="T4">`Reorder` Selects the current category. Enters </text:span><text:span text:style-name="T3">Reorder Form</text:span></text:p>
          <text:p text:style-name="P7"><text:span text:style-name="T3"/></text:p>
          <text:p text:style-name="P7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dget Entry Form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dget Entry Form</text:p>
          </draw:text-box>
        </draw:frame>
        <draw:custom-shape draw:style-name="gr4" draw:text-style-name="P6" draw:layer="layout" svg:width="10.668cm" svg:height="11.684cm" svg:x="17.272cm" svg:y="2.794cm">
          <text:p text:style-name="P3"><text:span text:style-name="T1">Entry Form Template</text:span></text:p>
          <text:p text:style-name="P3"/>
          <text:p text:style-name="P3">TAB, RIGHT: Next</text:p>
          <text:p text:style-name="P3"/>
          <text:p text:style-name="P3">SHIFT-TAB, LEFT: Previous</text:p>
          <text:p text:style-name="P3"/>
          <text:p text:style-name="P3">ENTER: Done</text:p>
          <text:p text:style-name="P3"/>
          <text:p text:style-name="P3">[A-z]|[0-9]: Enter data in current field, or choose matching from dropdown.</text:p>
          <text:p text:style-name="P3"/>
          <text:p text:style-name="P5">UP/DOWN: Move to lower field, or Move through dropdown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18cm" svg:height="2.286cm" svg:x="0cm" svg:y="0cm">
          <office:event-listeners>
            <presentation:event-listener script:event-name="dom:click" presentation:action="show" xlink:href="#Edit Setup" xlink:type="simple" xlink:show="embed" xlink:actuate="onRequest"/>
          </office:event-listeners>
          <text:p text:style-name="P2">Edit Setup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0.668cm" svg:height="9.398cm" svg:x="2.032cm" svg:y="3.048cm">
          <text:p text:style-name="P7"><text:span text:style-name="T3">Options:</text:span></text:p>
          <text:p text:style-name="P7"><text:span text:style-name="T3"/></text:p>
          <text:p text:style-name="P7"><text:span text:style-name="T4">`UP/DOWN` moves cursor up/down</text:span></text:p>
          <text:p text:style-name="P7"><text:span text:style-name="T4"/></text:p>
          <text:p text:style-name="P7"><text:span text:style-name="T4">`[0-100] ENTER` moves the cursor to position #</text:span></text:p>
          <text:p text:style-name="P7"><text:span text:style-name="T4"/></text:p>
          <text:p text:style-name="P7"><text:span text:style-name="T4">`New` Enters appropriate </text:span><text:span text:style-name="T3">Entry Form</text:span></text:p>
          <text:p text:style-name="P7"><text:span text:style-name="T4"/></text:p>
          <text:p text:style-name="P7"><text:span text:style-name="T4">`Edit` Enters appropriate </text:span><text:span text:style-name="T3">Entry Form</text:span><text:span text:style-name="T4">. Prefills form with current data.</text:span></text:p>
          <text:p text:style-name="P7"><text:span text:style-name="T4"/></text:p>
          <text:p text:style-name="P7"><text:span text:style-name="T4">`Reorder` Selects the current category. Enters </text:span><text:span text:style-name="T3">Reorder Form</text:span></text:p>
          <text:p text:style-name="P7"><text:span text:style-name="T3"/></text:p>
          <text:p text:style-name="P7"><text:span text:style-name="T5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18cm" svg:height="2.286cm" svg:x="11.938cm" svg:y="8.89cm">
          <office:event-listeners>
            <presentation:event-listener script:event-name="dom:click" presentation:action="show" xlink:href="#Large Cost Entry Form" xlink:type="simple" xlink:show="embed" xlink:actuate="onRequest"/>
          </office:event-listeners>
          <text:p text:style-name="P2">Select Large Objec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18cm" svg:height="2.286cm" svg:x="11.684cm" svg:y="3.257cm">
          <office:event-listeners>
            <presentation:event-listener script:event-name="dom:click" presentation:action="show" xlink:href="#Large Cost Entry Form" xlink:type="simple" xlink:show="embed" xlink:actuate="onRequest"/>
          </office:event-listeners>
          <text:p text:style-name="P2">New Large Object</text:p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11.867cm" svg:height="9.134cm" svg:x="15.24cm" svg:y="13.208cm" presentation:class="outline" presentation:user-transformed="true">
          <draw:text-box>
            <text:list text:style-name="L3">
              <text:list-item>
                <text:p text:style-name="P9">`LEFT/RIGHT` Change selection from savings to checking to large entry, etc. How to enter numbers? How to enter budgeted items as percents?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avings Subaccounts Entry Form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avings Subaccounts Entry Form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custom-shape draw:style-name="gr4" draw:text-style-name="P6" draw:layer="layout" svg:width="10.668cm" svg:height="11.684cm" svg:x="16.002cm" svg:y="3.556cm">
          <text:p text:style-name="P3"><text:span text:style-name="T1">Entry Form Template</text:span></text:p>
          <text:p text:style-name="P3"/>
          <text:p text:style-name="P3">TAB, RIGHT: Next</text:p>
          <text:p text:style-name="P3"/>
          <text:p text:style-name="P3">SHIFT-TAB, LEFT: Previous</text:p>
          <text:p text:style-name="P3"/>
          <text:p text:style-name="P3">ENTER: Done</text:p>
          <text:p text:style-name="P3"/>
          <text:p text:style-name="P3">[A-z]|[0-9]: Enter data in current field, or choose matching from dropdown.</text:p>
          <text:p text:style-name="P3"/>
          <text:p text:style-name="P5">UP/DOWN: Move to lower field, or Move through dropdown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18cm" svg:height="2.286cm" svg:x="0cm" svg:y="0cm">
          <office:event-listeners>
            <presentation:event-listener script:event-name="dom:click" presentation:action="show" xlink:href="#Edit Setup" xlink:type="simple" xlink:show="embed" xlink:actuate="onRequest"/>
          </office:event-listeners>
          <text:p text:style-name="P2">Edit Setup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0.668cm" svg:height="9.398cm" svg:x="2.032cm" svg:y="3.048cm">
          <text:p text:style-name="P7"><text:span text:style-name="T3">Options:</text:span></text:p>
          <text:p text:style-name="P7"><text:span text:style-name="T3"/></text:p>
          <text:p text:style-name="P7"><text:span text:style-name="T4">`UP/DOWN` moves cursor up/down</text:span></text:p>
          <text:p text:style-name="P7"><text:span text:style-name="T4"/></text:p>
          <text:p text:style-name="P7"><text:span text:style-name="T4">`[0-100] ENTER` moves the cursor to position #</text:span></text:p>
          <text:p text:style-name="P7"><text:span text:style-name="T4"/></text:p>
          <text:p text:style-name="P7"><text:span text:style-name="T4">`New` Enters appropriate </text:span><text:span text:style-name="T3">Entry Form</text:span></text:p>
          <text:p text:style-name="P7"><text:span text:style-name="T4"/></text:p>
          <text:p text:style-name="P7"><text:span text:style-name="T4">`Edit` Enters appropriate </text:span><text:span text:style-name="T3">Entry Form</text:span><text:span text:style-name="T4">. Prefills form with current data.</text:span></text:p>
          <text:p text:style-name="P7"><text:span text:style-name="T4"/></text:p>
          <text:p text:style-name="P7"><text:span text:style-name="T4">`Reorder` Selects the current category. Enters </text:span><text:span text:style-name="T3">Reorder Form</text:span></text:p>
          <text:p text:style-name="P7"><text:span text:style-name="T3"/></text:p>
          <text:p text:style-name="P7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rge Cost Entry Form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arge Cost Entry Form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custom-shape draw:style-name="gr4" draw:text-style-name="P6" draw:layer="layout" svg:width="10.668cm" svg:height="11.684cm" svg:x="0.762cm" svg:y="3.302cm">
          <text:p text:style-name="P3"><text:span text:style-name="T1">Entry Form Template</text:span></text:p>
          <text:p text:style-name="P3"/>
          <text:p text:style-name="P3">TAB, RIGHT: Next</text:p>
          <text:p text:style-name="P3"/>
          <text:p text:style-name="P3">SHIFT-TAB, LEFT: Previous</text:p>
          <text:p text:style-name="P3"/>
          <text:p text:style-name="P3">ENTER: Done</text:p>
          <text:p text:style-name="P3"/>
          <text:p text:style-name="P3">[A-z]|[0-9]: Enter data in current field, or choose matching from dropdown.</text:p>
          <text:p text:style-name="P3"/>
          <text:p text:style-name="P5">UP/DOWN: Move to lower field, or Move through dropdown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18cm" svg:height="2.286cm" svg:x="0cm" svg:y="0cm">
          <office:event-listeners>
            <presentation:event-listener script:event-name="dom:click" presentation:action="show" xlink:href="#Budget Entry Form" xlink:type="simple" xlink:show="embed" xlink:actuate="onRequest"/>
          </office:event-listeners>
          <text:p text:style-name="P2">Budget Entry Form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order Form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order Form</text:p>
          </draw:text-box>
        </draw:frame>
        <draw:frame presentation:style-name="pr4" draw:text-style-name="P10" draw:layer="layout" svg:width="25.199cm" svg:height="9.134cm" svg:x="1.4cm" svg:y="3.685cm" presentation:class="outline">
          <draw:text-box>
            <text:list text:style-name="L3">
              <text:list-item>
                <text:p text:style-name="P10"><text:span text:style-name="T6">Display current selections as (with color for selection):</text:span></text:p>
              </text:list-item>
            </text:list>
          </draw:text-box>
        </draw:frame>
        <draw:frame draw:style-name="gr6" draw:text-style-name="P12" draw:layer="layout" svg:width="27.481cm" svg:height="5.924cm" svg:x="0.205cm" svg:y="9.144cm">
          <draw:text-box>
            <text:p text:style-name="P11">The lines show where the selected item will fall when number is selected. Use unicode for better arrows.</text:p>
            <text:p text:style-name="P11">UP/DOWN moves cursor up/down</text:p>
            <text:p text:style-name="P11">SHIFT UP/DOWN moves selection up/down</text:p>
            <text:p text:style-name="P11">[0-100] ENTER moves the cursor to position #</text:p>
            <text:p text:style-name="P11">SHIFT [0-100] ENTER moves the category to position #</text:p>
            <text:p text:style-name="P11">H Hide. Transactions of this type will all be conglomerated under a single category "Hidden" (so things still balance). They will not appear in any filters. They will still appear on reports with all categories shown under "Hidden"</text:p>
            <text:p text:style-name="P11"/>
          </draw:text-box>
        </draw:frame>
        <draw:frame draw:style-name="gr7" draw:text-style-name="P13" draw:layer="layout" svg:width="3.935cm" svg:height="5.229cm" svg:x="13.462cm" svg:y="3.407cm">
          <draw:text-box>
            <text:p>1 -/ Alpha</text:p>
            <text:p>2 -/ Bravo</text:p>
            <text:p>3 -/ Charlie</text:p>
            <text:p>4 -- [DELTA]</text:p>
            <text:p>5 -\ Echo</text:p>
            <text:p>6 -\ Foxtrot</text:p>
            <text:p>7 -\ Golf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29T22:05:19.862907400</meta:creation-date>
    <dc:date>2021-08-29T22:55:31.979538501</dc:date>
    <meta:editing-duration>PT50M5S</meta:editing-duration>
    <meta:editing-cycles>18</meta:editing-cycles>
    <meta:generator>LibreOffice/6.0.7.3$Linux_X86_64 LibreOffice_project/00m0$Build-3</meta:generator>
    <meta:document-statistic meta:object-count="90"/>
  </office:meta>
</office:document-meta>
</file>